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むパンチ</text:p>
          </table:table-cell>
          <table:table-cell table:style-name="ce0"/>
          <table:table-cell table:style-name="ce0"/>
          <table:table-cell table:style-name="ce0" office:value-type="string">
            <text:p>Hamu-Punch</text:p>
          </table:table-cell>
          <table:table-cell table:number-columns-repeated="1020"/>
        </table:table-row>
        <table:table-row>
          <table:table-cell table:style-name="ce0" office:value-type="string">
            <text:p>にゃんキック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暴れ娘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こ手刀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ヘッ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ヒップアタック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ビンタ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ールズシャウ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ファイター01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ファイター02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ファイター03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ファイター04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ファイター05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華龍01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華龍02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華龍03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華龍04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華龍05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トロピカル01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トロピカル02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トロピカル03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トロピカル04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トロピカル05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パイアン01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パイアン02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パイアン03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パイアン04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パイアン05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タナトス01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タナトス02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タナトス03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タナトス04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タナトス05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くのいち01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くのいち02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くのいち03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くのいち04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くのいち05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チアリーダー01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チアリーダー02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チアリーダー03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チアリーダー04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チアリーダー05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ファイター01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ファイター02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ファイター03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ファイター04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ファイター05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華龍01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華龍02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華龍03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華龍04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華龍05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トロピカル01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トロピカル02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トロピカル03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トロピカル04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トロピカル05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パイアン01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パイアン02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パイアン03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パイアン04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パイアン05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タナトス01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タナトス02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タナトス03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タナトス04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タナトス05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くのいち01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くのいち02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くのいち03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くのいち04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くのいち05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チアリーダー01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チアリーダー02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チアリーダー03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チアリーダー04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チアリーダー05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ファイター01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ファイター02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ファイター03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ファイター04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ファイター05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華龍01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華龍02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華龍03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華龍04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華龍05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トロピカル01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トロピカル02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トロピカル03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トロピカル04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トロピカル05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パイアン01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パイアン02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パイアン03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パイアン04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パイアン05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タナトス01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タナトス02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タナトス03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タナトス04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タナトス05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くのいち01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くのいち02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くのいち03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くのいち04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くのいち05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チアリーダー01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チアリーダー02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チアリーダー03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チアリーダー04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チアリーダー05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ファイター01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ファイター02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ファイター03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ファイター04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ファイター05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華龍01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華龍02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華龍03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華龍04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華龍05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トロピカル01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トロピカル02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トロピカル03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トロピカル04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トロピカル05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パイアン01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パイアン02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パイアン03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パイアン04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パイアン05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タナトス01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タナトス02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タナトス03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タナトス04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タナトス05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くのいち01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くのいち02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くのいち03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くのいち04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くのいち05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チアリーダー01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チアリーダー02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チアリーダー03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チアリーダー04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チアリーダー05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1+02:00</meta:creation-date>
    <dc:date>2019-09-21T11:23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